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16.933cm" style:rel-column-width="65535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45ec7f" officeooo:paragraph-rsid="0066ba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top="0cm" fo:margin-bottom="0.212cm" style:contextual-spacing="false" fo:text-align="center" style:justify-single-word="false"/>
      <style:text-properties style:font-name="Arial" fo:font-size="13pt" fo:font-style="italic" fo:font-weight="bold" officeooo:rsid="0045ec7f" officeooo:paragraph-rsid="0045ec7f" style:font-size-asian="13pt" style:font-weight-asian="bold" style:font-size-complex="13pt" style:font-weight-complex="bold"/>
    </style:style>
    <style:style style:name="P6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officeooo:rsid="0031c79e" officeooo:paragraph-rsid="005db8d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554f6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67f9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53830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61bf7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6bb35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.21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bold" officeooo:rsid="006e8e59" officeooo:paragraph-rsid="006e8e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officeooo:paragraph-rsid="006e8e59"/>
    </style:style>
    <style:style style:name="P14" style:family="paragraph" style:parent-style-name="Standard">
      <style:paragraph-properties fo:margin-top="0cm" fo:margin-bottom="0.21cm" style:contextual-spacing="false"/>
      <style:text-properties style:font-name="Arial" fo:font-size="10pt" officeooo:paragraph-rsid="00630173" style:font-size-asian="10pt" style:font-size-complex="10pt"/>
    </style:style>
    <style:style style:name="P15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69260" officeooo:paragraph-rsid="0061bf79" fo:background-color="transparent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71387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71387c" style:font-size-asian="10pt" style:font-name-complex="Arial3" style:font-size-complex="10pt"/>
    </style:style>
    <style:style style:name="P18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" fo:font-size="10pt" fo:language="es" fo:country="ES" fo:font-style="normal" style:text-underline-style="none" fo:font-weight="normal" officeooo:paragraph-rsid="0075266c" fo:background-color="transparent" style:font-size-asian="10pt" style:font-weight-asian="normal" style:font-size-complex="10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style:font-name="Arial" fo:font-size="10pt" fo:letter-spacing="normal" officeooo:rsid="0045ec7f" style:font-size-asian="10pt" style:font-size-complex="10pt"/>
    </style:style>
    <style:style style:name="T3" style:family="text">
      <style:text-properties fo:color="#000000" loext:opacity="100%" style:font-name="Arial2" fo:letter-spacing="-0.004cm" fo:language="es" fo:country="ES" officeooo:rsid="00040fc1" fo:background-color="transparent" loext:char-shading-value="0" style:font-name-complex="Arial"/>
    </style:style>
    <style:style style:name="T4" style:family="text">
      <style:text-properties officeooo:rsid="005609b0"/>
    </style:style>
    <style:style style:name="T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20ab2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5ec7f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e53cf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bold" officeooo:rsid="006e8e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45e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66b9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5752e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68a1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6e8e5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70826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726b8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6" style:family="text">
      <style:text-properties officeooo:rsid="0061bf79"/>
    </style:style>
    <style:style style:name="T17" style:family="text">
      <style:text-properties style:font-name="Arial" fo:font-size="10pt" officeooo:rsid="0045ec7f" style:font-size-asian="10pt" style:font-size-complex="10pt"/>
    </style:style>
    <style:style style:name="T18" style:family="text">
      <style:text-properties officeooo:rsid="0069e504"/>
    </style:style>
    <style:style style:name="T19" style:family="text">
      <style:text-properties officeooo:rsid="006bb35b"/>
    </style:style>
    <style:style style:name="T20" style:family="text">
      <style:text-properties officeooo:rsid="006e8e59"/>
    </style:style>
    <style:style style:name="T21" style:family="text">
      <style:text-properties style:font-name="Arial1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22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23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24" style:family="text">
      <style:text-properties fo:font-weight="bold" officeooo:rsid="00149f96" style:font-weight-asian="bold" style:font-weight-complex="bold"/>
    </style:style>
    <style:style style:name="T25" style:family="text">
      <style:text-properties fo:font-weight="bold" officeooo:rsid="00269260" style:font-weight-asian="bold" style:font-weight-complex="bold"/>
    </style:style>
    <style:style style:name="T26" style:family="text">
      <style:text-properties fo:font-weight="bold" officeooo:rsid="0061bf79" style:font-weight-asian="bold" style:font-weight-complex="bold"/>
    </style:style>
    <style:style style:name="T27" style:family="text">
      <style:text-properties officeooo:rsid="0073243c"/>
    </style:style>
    <style:style style:name="T28" style:family="text">
      <style:text-properties officeooo:rsid="0075266c"/>
    </style:style>
    <style:style style:name="T29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0">RESOLUCIÓN NO</text:span> APERTURA DE PERIODO <text:span text:style-name="T27">EXTRAORDINARIO </text:span>DE PRUEBA</text:p>
      <text:p text:style-name="P7"/>
      <text:p text:style-name="P7">Número de expediente: <text:span text:style-name="T1">$$V_NUMEXP$$</text:span> </text:p>
      <text:p text:style-name="P6"><text:span text:style-name="Fuente_20_de_20_párrafo_20_predeter."><text:span text:style-name="T17">Nombre del expediente: </text:span></text:span><text:span text:style-name="Fuente_20_de_20_párrafo_20_predeter."><text:span text:style-name="T2">$$V_TITULOEXP$$</text:span></text:span><text:span text:style-name="Fuente_20_de_20_párrafo_20_predeter."><text:span text:style-name="T17"> </text:span></text:span></text:p>
      <text:p text:style-name="P14"><text:span text:style-name="T5">Fecha: </text:span><text:span text:style-name="T6">$$DIA_SISTEMA$$ </text:span><text:span text:style-name="T7">de</text:span><text:span text:style-name="T6"> $$MES_SISTEMA$$ </text:span><text:span text:style-name="T7">de </text:span><text:span text:style-name="T6">$$EJERCICIO_SISTEMA$$</text:span></text:p>
      <text:p text:style-name="P7"/>
      <text:p text:style-name="P11">Con relación al <text:span text:style-name="T18">p</text:span>rocedimiento <text:span text:style-name="T19">con número de expediente </text:span><text:span text:style-name="T1">$$V_NUMEXP$$</text:span> instruido en $$ESTE_ART$$ $$AYUNTAMIENTO$$, <text:span text:style-name="T19">se solicita la apertura de periodo de prueba extraordinario, de conformidad </text:span>con lo previsto en <text:span text:style-name="T4">el artículo</text:span> 77 de la Ley 39/2015, de 1 de octubre, del Procedimiento Administrativo Común de las Administraciones Públicas.</text:p>
      <text:p text:style-name="P8"/>
      <text:p text:style-name="P8"><text:span text:style-name="T20">Tras estudiar la solicitud recibida,</text:span> </text:p>
      <text:p text:style-name="P12">RESUELVO</text:p>
      <text:p text:style-name="P9"/>
      <text:p text:style-name="P13"><text:span text:style-name="T8">ÚNICO</text:span><text:span text:style-name="T9">.- </text:span><text:span text:style-name="T13">No </text:span><text:span text:style-name="T15">acordar la apertura de</text:span><text:span text:style-name="T9"> un período </text:span><text:span text:style-name="T14">extraordinario de prueba</text:span><text:span text:style-name="T10">,</text:span><text:span text:style-name="T9"> </text:span><text:span text:style-name="T13">rechazando </text:span><text:span text:style-name="T9">de conformidad con lo establecido en el artículo 77.</text:span><text:span text:style-name="T11">3</text:span><text:span text:style-name="T9"> de la Ley 39/2015, </text:span><text:span text:style-name="T12">de 1 de octubre</text:span><text:span text:style-name="T13"> la práctica de</text:span><text:span text:style-name="T9"> las siguientes pruebas </text:span><text:span text:style-name="T13">propuestas por el/la interesado/a</text:span><text:span text:style-name="T9">: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5"><text:span text:style-name="T28">P</text:span><text:span text:style-name="T16">ruebas rechazadas</text:span></text:p>
          </table:table-cell>
        </table:table-row>
        <table:table-row table:style-name="TableLine1536870445648">
          <table:table-cell table:style-name="Tabla1.A2" office:value-type="string">
            <text:p text:style-name="P18"><text:text-input text:description="JOOScript">${(datos.att0)!}</text:text-input><text:span text:style-name="T25"><text:script script:language="JOOScript">&lt;jooscript&gt;
&lt;insert-around element="table:table-row"&gt;
[#if PRUEBAS_RECH_EXT??]
[#assign PRUEBAS_RECH_EXT_AUXILIAR=PRUEBAS_RECH_EXT]
[/#if]
[#if TAB_PRUEBAS_RECH_EXT??]
[#assign PRUEBAS_RECH_EXT_AUXILIAR=TAB_PRUEBAS_RECH_EXT]
[/#if]
[#if PRUEBAS_RECH_EXT_AUXILIAR?? &amp;amp;&amp;amp; PRUEBAS_RECH_EXT_AUXILIAR?is_enumerable]
[#list PRUEBAS_RECH_EXT_AUXILIAR as datos]
&lt;content/&gt;
[/#list]
[/#if]
&lt;/insert-around&gt;
&lt;/jooscript&gt;
</text:script></text:span></text:p>
          </table:table-cell>
        </table:table-row>
      </table:table>
      <text:p text:style-name="P10"/>
      <text:p text:style-name="P10"><text:span text:style-name="T19">Estas pruebas, </text:span>habiendo sido propuestas por el/<text:span text:style-name="T18">la</text:span> interesado/<text:span text:style-name="T18">a</text:span>, se consideran <text:span text:style-name="T19">improcedentes o innecesarias</text:span> por los siguientes motivos: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><text:span text:style-name="T28">M</text:span><text:span text:style-name="T16">otivos</text:span></text:p>
          </table:table-cell>
        </table:table-row>
        <table:table-row table:style-name="TableLine1536870448096">
          <table:table-cell table:style-name="Tabla2.A2" office:value-type="string">
            <text:p text:style-name="P18"><text:text-input text:description="JOOScript">${(datos.att0)!}</text:text-input><text:span text:style-name="T25"><text:script script:language="JOOScript">&lt;jooscript&gt;
&lt;insert-around element="table:table-row"&gt;
[#if MOT_PRUEBAS_RECH_EXT??]
[#assign MOT_PRUEBAS_RECH_EXT_AUXILIAR=MOT_PRUEBAS_RECH_EXT]
[/#if]
[#if TAB_MOT_PRUEBAS_RECH_EXT??]
[#assign MOT_PRUEBAS_RECH_EXT_AUXILIAR=TAB_MOT_PRUEBAS_RECH_EXT]
[/#if]
[#if MOT_PRUEBAS_RECH_EXT_AUXILIAR?? &amp;amp;&amp;amp; MOT_PRUEBAS_RECH_EXT_AUXILIAR?is_enumerable]
[#list MOT_PRUEBAS_RECH_EXT_AUXILIAR as datos]
&lt;content/&gt;
[/#list]
[/#if]
&lt;/insert-around&gt;
&lt;/jooscript&gt;
</text:script></text:span></text:p>
          </table:table-cell>
        </table:table-row>
      </table:table>
      <text:p text:style-name="P10"/>
      <text:p text:style-name="P10"/>
      <text:p text:style-name="P17"><text:span text:style-name="Fuente_20_de_20_párrafo_20_predeter."><text:span text:style-name="T21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22"><text:text-input text:description="JOOScript">${(FIRMANTES_FDO_AUXILIAR)!}</text:text-input></text:span></text:span><text:span text:style-name="T24"><text:s/></text:span><text:span text:style-name="Fuente_20_de_20_párrafo_20_predeter."><text:span text:style-name="T23"><text:text-input text:description="JOOScript">${(FIRMANTES_AUXILIAR)!}</text:text-input></text:span></text:span><text:span text:style-name="Fuente_20_de_20_párrafo_20_predeter."><text:span text:style-name="T23"><text:s/></text:span></text:span></text:p>
      <text:p text:style-name="P16"><text:span text:style-name="Fuente_20_de_20_párrafo_20_predeter."><text:span text:style-name="T3"><text:text-input text:description="JOOScript">${(FIRMANTE_DELEGACION_AUXILIAR)!}</text:text-input></text:span></text:span><text:span text:style-name="Fuente_20_de_20_párrafo_20_predeter."><text:span text:style-name="T3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" fo:font-family="Arial" style:font-family-generic="swiss" style:font-pitch="variable" fo:font-size="7pt" style:font-size-asian="7pt" style:font-size-complex="7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5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45ec7f" officeooo:paragraph-rsid="0066ba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5"/>
      </style:head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19-05-14T17:26:24.558000000</meta:creation-date>
    <dc:language>es-ES</dc:language>
    <meta:editing-cycles>1</meta:editing-cycles>
    <meta:editing-duration>P0D</meta:editing-duration>
    <meta:print-date>2019-09-16T17:18:13.033000000</meta:print-date>
    <meta:document-statistic meta:table-count="2" meta:image-count="0" meta:object-count="0" meta:page-count="1" meta:paragraph-count="21" meta:word-count="156" meta:character-count="1219" meta:non-whitespace-character-count="1088"/>
  </office:meta>
</office:document-meta>
</file>